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Aerosonde<text:s/></text:p>
      <text:p text:style-name="Standard">Asbhobb gibi matlab tabanlı uçak modelleri üzerindeki auto pilot sistemi incelendi</text:p>
      <text:p text:style-name="Standard">Bu ortamlarda yapılan autopilot sistemleri tek hedefli ve görev tanımı olmayan otopilot olduğu gözlemlendir. Görevim geregi benden istenen uçağın autopilot modları yanı altitude loiter take-off vb komutlar olduğundan bu komutlara uygun model bulunamadı bulunan modellerde bu sistemleri uygulamak gerekiyor bu sistemleri bilmediğin bir sisteme uygulamak kendi sistemini yapmaktan daha zor olduğunu düşünüyorum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C_1589</dc:creator>
    <meta:creation-date>2022-08-16T08:47:00Z</meta:creation-date>
    <dc:date>2022-08-18T13:54:00Z</dc:date>
    <meta:template xlink:href="Normal" xlink:type="simple"/>
    <meta:editing-cycles>5</meta:editing-cycles>
    <meta:editing-duration>PT1320S</meta:editing-duration>
    <meta:document-statistic meta:page-count="1" meta:paragraph-count="1" meta:word-count="75" meta:character-count="504" meta:row-count="3" meta:non-whitespace-character-count="430"/>
  </office:meta>
</office:document-meta>
</file>